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rocessos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ência</text:p>
          </table:table-cell>
          <table:table-cell/>
          <table:table-cell office:value-type="string" calcext:value-type="string">
            <text:p>Processos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ênc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.16" calcext:value-type="float">
            <text:p>54,16</text:p>
          </table:table-cell>
          <table:table-cell table:formula="of:=[.$B2]/[.B2]" office:value-type="float" office:value="1" calcext:value-type="float">
            <text:p>1</text:p>
          </table:table-cell>
          <table:table-cell table:formula="of:=[.C2]/[.A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44" calcext:value-type="float">
            <text:p>2,44</text:p>
          </table:table-cell>
          <table:table-cell table:formula="of:=[.G$2]/[.G2]" office:value-type="float" office:value="1" calcext:value-type="float">
            <text:p>1</text:p>
          </table:table-cell>
          <table:table-cell table:formula="of:=[.H2]/[.F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92" calcext:value-type="float">
            <text:p>26,92</text:p>
          </table:table-cell>
          <table:table-cell table:formula="of:=[.$B2]/[.B3]" office:value-type="float" office:value="2.01188707280832" calcext:value-type="float">
            <text:p>2,01188707280832</text:p>
          </table:table-cell>
          <table:table-cell table:formula="of:=[.C3]/[.A3]" office:value-type="float" office:value="1.00594353640416" calcext:value-type="float">
            <text:p>1,005943536404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,52</text:p>
          </table:table-cell>
          <table:table-cell table:formula="of:=[.G$2]/[.G3]" office:value-type="float" office:value="1.60526315789474" calcext:value-type="float">
            <text:p>1,60526315789474</text:p>
          </table:table-cell>
          <table:table-cell table:formula="of:=[.H3]/[.F3]" office:value-type="float" office:value="0.802631578947368" calcext:value-type="float">
            <text:p>0,8026315789473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43" calcext:value-type="float">
            <text:p>18,43</text:p>
          </table:table-cell>
          <table:table-cell table:formula="of:=[.$B2]/[.B4]" office:value-type="float" office:value="2.9386869234943" calcext:value-type="float">
            <text:p>2,9386869234943</text:p>
          </table:table-cell>
          <table:table-cell table:formula="of:=[.C4]/[.A4]" office:value-type="float" office:value="0.979562307831434" calcext:value-type="float">
            <text:p>0,9795623078314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table:formula="of:=[.G$2]/[.G4]" office:value-type="float" office:value="2.21818181818182" calcext:value-type="float">
            <text:p>2,21818181818182</text:p>
          </table:table-cell>
          <table:table-cell table:formula="of:=[.H4]/[.F4]" office:value-type="float" office:value="0.739393939393939" calcext:value-type="float">
            <text:p>0,7393939393939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14" calcext:value-type="float">
            <text:p>14,14</text:p>
          </table:table-cell>
          <table:table-cell table:formula="of:=[.$B2]/[.B5]" office:value-type="float" office:value="3.83026874115983" calcext:value-type="float">
            <text:p>3,83026874115983</text:p>
          </table:table-cell>
          <table:table-cell table:formula="of:=[.C5]/[.A5]" office:value-type="float" office:value="0.957567185289957" calcext:value-type="float">
            <text:p>0,9575671852899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3" calcext:value-type="float">
            <text:p>0,93</text:p>
          </table:table-cell>
          <table:table-cell table:formula="of:=[.G$2]/[.G5]" office:value-type="float" office:value="2.62365591397849" calcext:value-type="float">
            <text:p>2,62365591397849</text:p>
          </table:table-cell>
          <table:table-cell table:formula="of:=[.H5]/[.F5]" office:value-type="float" office:value="0.655913978494624" calcext:value-type="float">
            <text:p>0,6559139784946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8:03:16.608759916</meta:creation-date>
    <dc:date>2019-08-23T19:03:42.232326069</dc:date>
    <meta:editing-duration>PT4S</meta:editing-duration>
    <meta:editing-cycles>1</meta:editing-cycles>
    <meta:document-statistic meta:table-count="1" meta:cell-count="40" meta:object-count="0"/>
    <meta:generator>LibreOffice/6.0.7.3$Linux_X86_64 LibreOffice_project/00m0$Build-3</meta:generator>
  </office:meta>
</office:document-meta>
</file>